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018798f" officeooo:paragraph-rsid="0018798f"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18798f" officeooo:paragraph-rsid="0018798f" style:font-weight-asian="normal" style:font-weight-complex="normal"/>
    </style:style>
    <style:style style:name="P3" style:family="paragraph" style:parent-style-name="Standard">
      <style:text-properties style:text-underline-style="none" fo:font-weight="normal" officeooo:rsid="0018798f" officeooo:paragraph-rsid="001a4eeb" style:font-weight-asian="normal" style:font-weight-complex="normal"/>
    </style:style>
    <style:style style:name="P4" style:family="paragraph" style:parent-style-name="Standard">
      <style:text-properties style:text-underline-style="none" fo:font-weight="normal" officeooo:rsid="001a4eeb" officeooo:paragraph-rsid="001a4eeb" style:font-weight-asian="normal" style:font-weight-complex="normal"/>
    </style:style>
    <style:style style:name="P5" style:family="paragraph" style:parent-style-name="Standard">
      <style:text-properties style:text-underline-style="none" fo:font-weight="normal" officeooo:rsid="001bd9bc" officeooo:paragraph-rsid="001bd9bc" style:font-weight-asian="normal" style:font-weight-complex="normal"/>
    </style:style>
    <style:style style:name="P6" style:family="paragraph" style:parent-style-name="Standard" style:list-style-name="L1">
      <style:text-properties style:text-underline-style="none" fo:font-weight="normal" officeooo:rsid="001a4eeb" officeooo:paragraph-rsid="001a4eeb" style:font-weight-asian="normal" style:font-weight-complex="normal"/>
    </style:style>
    <style:style style:name="P7" style:family="paragraph" style:parent-style-name="Standard">
      <style:text-properties style:text-underline-style="none" fo:font-weight="normal" officeooo:rsid="001bd9bc" officeooo:paragraph-rsid="001bd9bc" style:font-weight-asian="normal" style:font-weight-complex="normal"/>
    </style:style>
    <style:style style:name="P8" style:family="paragraph" style:parent-style-name="Standard">
      <style:text-properties style:text-underline-style="none" fo:font-weight="normal" officeooo:rsid="001e7911" officeooo:paragraph-rsid="001e7911" style:font-weight-asian="normal" style:font-weight-complex="normal"/>
    </style:style>
    <style:style style:name="P9" style:family="paragraph" style:parent-style-name="Standard" style:list-style-name="L2">
      <style:text-properties style:text-underline-style="none" fo:font-weight="normal" officeooo:rsid="001e7911" officeooo:paragraph-rsid="001e7911" style:font-weight-asian="normal" style:font-weight-complex="normal"/>
    </style:style>
    <style:style style:name="P10" style:family="paragraph" style:parent-style-name="Standard" style:list-style-name="L2">
      <style:text-properties style:text-underline-style="none" fo:font-weight="normal" officeooo:rsid="002029e9" officeooo:paragraph-rsid="002029e9" style:font-weight-asian="normal" style:font-weight-complex="normal"/>
    </style:style>
    <style:style style:name="P11" style:family="paragraph" style:parent-style-name="Standard">
      <style:text-properties style:text-underline-style="none" fo:font-weight="normal" officeooo:rsid="002029e9" officeooo:paragraph-rsid="002029e9" style:font-weight-asian="normal" style:font-weight-complex="normal"/>
    </style:style>
    <style:style style:name="P12" style:family="paragraph" style:parent-style-name="Standard">
      <style:text-properties style:text-underline-style="none" fo:font-weight="normal" officeooo:rsid="00217253" officeooo:paragraph-rsid="00217253" style:font-weight-asian="normal" style:font-weight-complex="normal"/>
    </style:style>
    <style:style style:name="P13" style:family="paragraph" style:parent-style-name="Standard" style:list-style-name="L3">
      <style:text-properties style:text-underline-style="none" fo:font-weight="normal" officeooo:rsid="00217253" officeooo:paragraph-rsid="00217253"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1e7911" officeooo:paragraph-rsid="001e7911"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1a4ee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EN INGENIERIA DEL SOFTWARE I</text:p>
      <text:p text:style-name="P2">DEFINICIONES E HISTORIA DE SOFTWARE</text:p>
      <text:p text:style-name="P3">Historicamente se pueden ver dos visiones con respecto a lo que es software. Por un lado interpretarlo como una secuencia de instrucciones. Por el otro lado entenderlo comouna representación de conocimiento expresado en un modelo computado. La definición que tomemos es importante porque la concepción de software condiciona los problemas que pueden ocurrir durante el desarrollo del mismo.</text:p>
      <text:p text:style-name="P3"><text:span text:style-name="T2">Nos quedaremos con la segunda definciion, que mas formal sera: </text:span><text:span text:style-name="T1">un modelo computable de un dominio de problema de la realidad.</text:span> Bajo esta concepto la realidad es todo lo que percibimos y el dominio es una parte de esa realidad.</text:p>
      <text:p text:style-name="P4">El dominio de nuestros problemas es mas caprichoso que el de otras ciencias, debido a que esta marcado por las creaciones del ser humano, a diferencia de por ejemplo un fisico donde su dominio esta marcado por la naturaleza. Cuando habalmos de modelo los definimos como una representacion de lo que se quiere modelar, y computabel es que pueda ser ejecutado por una maquina.</text:p>
      <text:p text:style-name="P4">Para que un modelo sea considerado como bueno debe cumplir estos 3 requisitos:</text:p>
      <text:list xml:id="list1195069775" text:style-name="L1">
        <text:list-item>
          <text:p text:style-name="P6">Eje funcional: que tan buena es la representacion del dominio. Esta relacionado con que todo lo que observo del porbelma es capturado por el modelo. El moldeo debe ser :. por cada asbstraccion del dominio del porbelma yo debo posser una representacion dentro del modelo. Tambien esta mal si mi modelo posee mas representacion para una sola entidad. </text:p>
        </text:list-item>
        <text:list-item>
          <text:p text:style-name="P6">Eje descriptivo: que tan bien esta descripto el modelo. Es la parte arutusa, vinculada a un buen diesño, esto inlcuye la eleccion de nom,bres descriptivos para las abstracciones del dominio del problema.</text:p>
        </text:list-item>
        <text:list-item>
          <text:p text:style-name="P6">Eje implementativo: Como ejecuta en el ambiente tecnico. En este se tenien en cuenta aspectos mas vinculados a la optimizacion de la implementacion como el uso de memoria, la escabilidad, etc. </text:p>
        </text:list-item>
      </text:list>
      <text:p text:style-name="P5">La contrsuccion de nuetro modelo sera fundamental para evitar porbelmas a futuro. Un buen modelo sera la solucion frente a cambios futuros. </text:p>
      <text:p text:style-name="P5">Como a la larga el softare no es mas que la represdentacion de conocmiento, el desarrollo del mismo no tiene un punto de vista ingenieril, sino que es un proceso de aprendizaje. El proceso de aprendizaje para el desarrollo de software sera iterativo, incremental, organizado y basado en hechos concretos. </text:p>
      <text:p text:style-name="P14"/>
      <text:p text:style-name="P14">PARADIGMA ORIENTADO A OBJETOS</text:p>
      <text:p text:style-name="P8">Existen distintas forma de implementar el paradigma, por lo general cada lenguaje tendra su forma de hacerlo. De por si la definicion de paradigma es dificil de sostener, pero en este caso nos concentramos en entender la programacion de objetos desde su vision funcional o pura.</text:p>
      <text:p text:style-name="P8">Dentro de este paradigma podemos definir a:</text:p>
      <text:list xml:id="list2694410944" text:style-name="L2">
        <text:list-item>
          <text:p text:style-name="P9">Un programa como un cojunto de obejetos que colbaron enviando mensajes. No hay nada mas, en si todon va ser un objeto desde este punto de vista mas purista. LA idea es que a partir de este programa busco realizar el modelado o la presentacion de una realidad.</text:p>
        </text:list-item>
        <text:list-item>
          <text:p text:style-name="P10">Objeto, la definicion de este concepto es fundamental. <text:s/>Si lo pensaramos como un conjunto de datos mas codigo la definicion no sera precisa, debido a que no tendriamos la nocion de que es codigo y que son los datos, hasta pensando que todo es un objeto la defincion se volveria recursiva. </text:p>
          <text:p text:style-name="P10">Por eso se describira al objeto como una representacion esencial de un ente del dominio del problema, la representacion la logra mediante los mensajes que este puede responder.</text:p>
        </text:list-item>
        <text:list-item>
          <text:p text:style-name="P10">Mensaje, es a lo que responde un mensaje. El computo fundamental en este paradigma se sostiene sobre el envio de mensajes entre objetos. Los mensajes definen a la entidad y asu vez estos son objetos. Los mensajes se organizan de acuerdo a lo que se denomina protocolo.</text:p>
        </text:list-item>
      </text:list>
      <text:p text:style-name="P11"><text:soft-page-break/>Cuando un objeto recibe un mensajes actua enviando mas mensajes dentro del entorno. De esta forma tenemos que diferenciar entre lo que es un metodo y un mensaje. Si bien el metodo identifica que puede responder un objeto, el metodo indica como se va a responder a ese mensaje. Donde un metodo se puede definir como un conjunto de colaboraciones que se evaluan cuando se recibe un mensaje.</text:p>
      <text:p text:style-name="P12">En este sentido cuando hablamos de colaboraciones entendemos al hecho de enviar un mensaje a otro. En esto entran en accion el emisor , el receptor y el mensaje. Es como si fuera una colaboracion entre personas. Yo emito un mensaje a otra persona, este lo recibe y ve como puede responder. Siempre habra un resultado. Las colaboraciones tendran 4 caractersiticas:</text:p>
      <text:list xml:id="list1317233963" text:style-name="L3">
        <text:list-item>
          <text:p text:style-name="P13">Son sincronicas, las respuestas ocurren en el momento</text:p>
        </text:list-item>
        <text:list-item>
          <text:p text:style-name="P13">Es dirgida, va a un objeto en particular</text:p>
        </text:list-item>
        <text:list-item>
          <text:p text:style-name="P13">El receptor desconoce al emisor. </text:p>
        </text:list-item>
        <text:list-item>
          <text:p text:style-name="P13">Siempre hay una respuesta</text:p>
        </text:list-item>
      </text:list>
      <text:p text:style-name="P12">Esta idea de que todo es un objeto se puede ver mejor sobre smalltalk, tal que existen metodos para obtener el metodo como un objeto y hasta el mismo mensajes. En el caso de este ultimo, el mesanje no sera un objeto con un determinado metodo que podra responder a un metodo de ejecutar cuando un objeto se le envia dicho mensaje.</text:p>
      <text:p text:style-name="P12"><text:s/></text:p>
      <text:p text:style-name="P11"/>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21:14:28.662502875</meta:creation-date>
    <dc:date>2024-08-26T18:36:22.087336409</dc:date>
    <meta:editing-duration>PT12M44S</meta:editing-duration>
    <meta:editing-cycles>2</meta:editing-cycles>
    <meta:generator>LibreOffice/7.3.7.2$Linux_X86_64 LibreOffice_project/30$Build-2</meta:generator>
    <meta:document-statistic meta:table-count="0" meta:image-count="0" meta:object-count="0" meta:page-count="2" meta:paragraph-count="26" meta:word-count="836" meta:character-count="4910" meta:non-whitespace-character-count="4102"/>
  </office:meta>
</office:document-meta>
</file>